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7cm" fo:margin-left="-0.088cm" fo:margin-top="0cm" fo:margin-bottom="0cm" fo:break-before="auto" fo:break-after="auto" table:align="left"/>
    </style:style>
    <style:style style:name="Table1.A" style:family="table-column">
      <style:table-column-properties style:column-width="8.498cm"/>
    </style:style>
    <style:style style:name="Table1.B" style:family="table-column">
      <style:table-column-properties style:column-width="8.50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B1" style:family="table-cell">
      <style:table-cell-properties fo:padding-left="0.199cm" fo:padding-right="0.191cm" fo:padding-top="0cm" fo:padding-bottom="0cm" fo:border="0.5pt solid #000000"/>
    </style:style>
    <style:style style:name="Table1.2" style:family="table-row">
      <style:table-row-properties style:min-row-height="3.009cm" fo:keep-together="auto"/>
    </style:style>
    <style:style style:name="Table1.4" style:family="table-row">
      <style:table-row-properties style:min-row-height="7.881cm" fo:keep-together="auto"/>
    </style:style>
    <style:style style:name="Table2" style:family="table">
      <style:table-properties style:width="17cm" fo:margin-left="-0.279cm" fo:margin-top="0cm" fo:margin-bottom="0cm" table:align="left"/>
    </style:style>
    <style:style style:name="Table2.A" style:family="table-column">
      <style:table-column-properties style:column-width="8.498cm"/>
    </style:style>
    <style:style style:name="Table2.B" style:family="table-column">
      <style:table-column-properties style:column-width="8.50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B1" style:family="table-cell">
      <style:table-cell-properties fo:padding-left="0.199cm" fo:padding-right="0.191cm" fo:padding-top="0cm" fo:padding-bottom="0cm" fo:border="0.5pt solid #000000"/>
    </style:style>
    <style:style style:name="Table2.4" style:family="table-row">
      <style:table-row-properties style:min-row-height="5.673cm" fo:keep-together="auto"/>
    </style:style>
    <style:style style:name="Table3" style:family="table">
      <style:table-properties style:width="17cm" fo:margin-left="-0.088cm" fo:margin-top="0cm" fo:margin-bottom="0cm" table:align="left"/>
    </style:style>
    <style:style style:name="Table3.A" style:family="table-column">
      <style:table-column-properties style:column-width="8.498cm"/>
    </style:style>
    <style:style style:name="Table3.B" style:family="table-column">
      <style:table-column-properties style:column-width="8.50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3.B1" style:family="table-cell">
      <style:table-cell-properties fo:padding-left="0.199cm" fo:padding-right="0.191cm" fo:padding-top="0cm" fo:padding-bottom="0cm" fo:border="0.5pt solid #000000"/>
    </style:style>
    <style:style style:name="Table3.4" style:family="table-row">
      <style:table-row-properties style:min-row-height="5.673cm" fo:keep-together="auto"/>
    </style:style>
    <style:style style:name="Table4" style:family="table">
      <style:table-properties style:width="17cm" fo:margin-left="-0.088cm" fo:margin-top="0cm" fo:margin-bottom="0cm" table:align="left"/>
    </style:style>
    <style:style style:name="Table4.A" style:family="table-column">
      <style:table-column-properties style:column-width="8.498cm"/>
    </style:style>
    <style:style style:name="Table4.B" style:family="table-column">
      <style:table-column-properties style:column-width="8.50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4.B1" style:family="table-cell">
      <style:table-cell-properties fo:padding-left="0.199cm" fo:padding-right="0.191cm" fo:padding-top="0cm" fo:padding-bottom="0cm" fo:border="0.5pt solid #000000"/>
    </style:style>
    <style:style style:name="Table4.4" style:family="table-row">
      <style:table-row-properties style:min-row-height="5.673cm" fo:keep-together="auto"/>
    </style:style>
    <style:style style:name="Table5" style:family="table">
      <style:table-properties style:width="17cm" fo:margin-left="-0.088cm" fo:margin-top="0cm" fo:margin-bottom="0cm" table:align="left"/>
    </style:style>
    <style:style style:name="Table5.A" style:family="table-column">
      <style:table-column-properties style:column-width="8.498cm"/>
    </style:style>
    <style:style style:name="Table5.B" style:family="table-column">
      <style:table-column-properties style:column-width="8.502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5.B1" style:family="table-cell">
      <style:table-cell-properties fo:padding-left="0.199cm" fo:padding-right="0.191cm" fo:padding-top="0cm" fo:padding-bottom="0cm" fo:border="0.5pt solid #000000"/>
    </style:style>
    <style:style style:name="Table5.4" style:family="table-row">
      <style:table-row-properties style:min-row-height="5.673cm" fo:keep-together="auto"/>
    </style:style>
    <style:style style:name="Table6" style:family="table">
      <style:table-properties style:width="17cm" fo:margin-left="-0.088cm" fo:margin-top="0cm" fo:margin-bottom="0cm" table:align="left"/>
    </style:style>
    <style:style style:name="Table6.A" style:family="table-column">
      <style:table-column-properties style:column-width="8.498cm"/>
    </style:style>
    <style:style style:name="Table6.B" style:family="table-column">
      <style:table-column-properties style:column-width="8.502cm"/>
    </style:style>
    <style:style style:name="Table6.1" style:family="table-row">
      <style:table-row-properties style:min-row-height="0.67cm" fo:keep-together="auto"/>
    </style:style>
    <style:style style:name="Table6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6.B1" style:family="table-cell">
      <style:table-cell-properties fo:padding-left="0.199cm" fo:padding-right="0.191cm" fo:padding-top="0cm" fo:padding-bottom="0cm" fo:border="0.5pt solid #000000"/>
    </style:style>
    <style:style style:name="Table6.2" style:family="table-row">
      <style:table-row-properties fo:keep-together="auto"/>
    </style:style>
    <style:style style:name="Table6.3" style:family="table-row">
      <style:table-row-properties fo:keep-together="auto"/>
    </style:style>
    <style:style style:name="Table6.4" style:family="table-row">
      <style:table-row-properties style:min-row-height="5.673cm" fo:keep-together="auto"/>
    </style:style>
    <style:style style:name="Table6.5" style:family="table-row">
      <style:table-row-properties fo:keep-together="auto"/>
    </style:style>
    <style:style style:name="Table7" style:family="table">
      <style:table-properties style:width="17cm" fo:margin-left="-0.088cm" fo:margin-top="0cm" fo:margin-bottom="0cm" table:align="left"/>
    </style:style>
    <style:style style:name="Table7.A" style:family="table-column">
      <style:table-column-properties style:column-width="8.498cm"/>
    </style:style>
    <style:style style:name="Table7.B" style:family="table-column">
      <style:table-column-properties style:column-width="8.502cm"/>
    </style:style>
    <style:style style:name="Table7.1" style:family="table-row">
      <style:table-row-properties style:min-row-height="0.67cm" fo:keep-together="auto"/>
    </style:style>
    <style:style style:name="Table7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7.B1" style:family="table-cell">
      <style:table-cell-properties fo:padding-left="0.199cm" fo:padding-right="0.191cm" fo:padding-top="0cm" fo:padding-bottom="0cm" fo:border="0.5pt solid #000000"/>
    </style:style>
    <style:style style:name="Table7.2" style:family="table-row">
      <style:table-row-properties style:min-row-height="1.395cm" fo:keep-together="auto"/>
    </style:style>
    <style:style style:name="Table7.3" style:family="table-row">
      <style:table-row-properties fo:keep-together="auto"/>
    </style:style>
    <style:style style:name="Table7.4" style:family="table-row">
      <style:table-row-properties style:min-row-height="5.673cm" fo:keep-together="auto"/>
    </style:style>
    <style:style style:name="Table7.5" style:family="table-row">
      <style:table-row-properties fo:keep-together="auto"/>
    </style:style>
    <style:style style:name="Tabuľka1" style:family="table">
      <style:table-properties style:width="17cm" fo:margin-left="-0.088cm" fo:margin-top="0cm" fo:margin-bottom="0cm" fo:break-before="auto" fo:break-after="auto" table:align="left"/>
    </style:style>
    <style:style style:name="Tabuľka1.A" style:family="table-column">
      <style:table-column-properties style:column-width="8.498cm"/>
    </style:style>
    <style:style style:name="Tabuľka1.B" style:family="table-column">
      <style:table-column-properties style:column-width="8.502cm"/>
    </style:style>
    <style:style style:name="Tabuľka1.1" style:family="table-row">
      <style:table-row-properties fo:keep-together="auto"/>
    </style:style>
    <style:style style:name="Tabuľka1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uľka1.B1" style:family="table-cell">
      <style:table-cell-properties fo:padding-left="0.199cm" fo:padding-right="0.191cm" fo:padding-top="0cm" fo:padding-bottom="0cm" fo:border="0.5pt solid #000000"/>
    </style:style>
    <style:style style:name="Tabuľka1.2" style:family="table-row">
      <style:table-row-properties style:min-row-height="3.009cm" fo:keep-together="auto"/>
    </style:style>
    <style:style style:name="Tabuľka1.4" style:family="table-row">
      <style:table-row-properties style:min-row-height="7.881cm" fo:keep-together="auto"/>
    </style:style>
    <style:style style:name="Tabuľka2" style:family="table" style:master-page-name="">
      <style:table-properties style:width="17cm" fo:margin-left="-0.088cm" fo:margin-top="0cm" fo:margin-bottom="0cm" style:page-number="auto" fo:break-before="auto" fo:break-after="auto" table:align="left"/>
    </style:style>
    <style:style style:name="Tabuľka2.A" style:family="table-column">
      <style:table-column-properties style:column-width="8.498cm"/>
    </style:style>
    <style:style style:name="Tabuľka2.B" style:family="table-column">
      <style:table-column-properties style:column-width="8.502cm"/>
    </style:style>
    <style:style style:name="Tabuľka2.1" style:family="table-row">
      <style:table-row-properties fo:keep-together="auto"/>
    </style:style>
    <style:style style:name="Tabuľka2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uľka2.B1" style:family="table-cell">
      <style:table-cell-properties fo:padding-left="0.199cm" fo:padding-right="0.191cm" fo:padding-top="0cm" fo:padding-bottom="0cm" fo:border="0.5pt solid #000000"/>
    </style:style>
    <style:style style:name="Tabuľka2.2" style:family="table-row">
      <style:table-row-properties style:min-row-height="3.009cm" fo:keep-together="auto"/>
    </style:style>
    <style:style style:name="Tabuľka2.4" style:family="table-row">
      <style:table-row-properties style:min-row-height="7.881cm" fo:keep-together="auto"/>
    </style:style>
    <style:style style:name="Tabuľka3" style:family="table" style:master-page-name="">
      <style:table-properties style:width="17cm" fo:margin-left="-0.088cm" fo:margin-top="0cm" fo:margin-bottom="0cm" style:page-number="auto" fo:break-before="auto" fo:break-after="auto" table:align="left"/>
    </style:style>
    <style:style style:name="Tabuľka3.A" style:family="table-column">
      <style:table-column-properties style:column-width="8.498cm"/>
    </style:style>
    <style:style style:name="Tabuľka3.B" style:family="table-column">
      <style:table-column-properties style:column-width="8.502cm"/>
    </style:style>
    <style:style style:name="Tabuľka3.1" style:family="table-row">
      <style:table-row-properties fo:keep-together="auto"/>
    </style:style>
    <style:style style:name="Tabuľka3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uľka3.B1" style:family="table-cell">
      <style:table-cell-properties fo:padding-left="0.199cm" fo:padding-right="0.191cm" fo:padding-top="0cm" fo:padding-bottom="0cm" fo:border="0.5pt solid #000000"/>
    </style:style>
    <style:style style:name="Tabuľka3.2" style:family="table-row">
      <style:table-row-properties style:min-row-height="3.009cm" fo:keep-together="auto"/>
    </style:style>
    <style:style style:name="Tabuľka3.4" style:family="table-row">
      <style:table-row-properties style:min-row-height="7.881cm" fo:keep-together="auto"/>
    </style:style>
    <style:style style:name="Tabuľka4" style:family="table">
      <style:table-properties style:width="17cm" table:align="margins"/>
    </style:style>
    <style:style style:name="Tabuľka4.A" style:family="table-column">
      <style:table-column-properties style:column-width="8.5cm" style:rel-column-width="32767*"/>
    </style:style>
    <style:style style:name="Tabuľka4.A1" style:family="table-cell">
      <style:table-cell-properties fo:padding="0.097cm" fo:border-left="0.5pt solid #000000" fo:border-right="none" fo:border-top="0.5pt solid #000000" fo:border-bottom="0.5pt solid #000000"/>
    </style:style>
    <style:style style:name="Tabuľka4.B1" style:family="table-cell">
      <style:table-cell-properties fo:padding="0.097cm" fo:border="0.5pt solid #000000"/>
    </style:style>
    <style:style style:name="Tabuľka4.A2" style:family="table-cell">
      <style:table-cell-properties fo:padding="0.097cm" fo:border-left="0.5pt solid #000000" fo:border-right="none" fo:border-top="none" fo:border-bottom="0.5pt solid #000000"/>
    </style:style>
    <style:style style:name="Tabuľka4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orphans="0" fo:widows="0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3" style:family="paragraph" style:parent-style-name="Standard">
      <style:paragraph-properties fo:line-height="115%" fo:orphans="0" fo:widows="0"/>
      <style:text-properties style:font-name="Arial" fo:font-size="16pt" fo:font-weight="bold" style:font-name-asian="Arial1" style:font-size-asian="16pt" style:font-weight-asian="bold" style:font-name-complex="Arial1" style:font-size-complex="16pt"/>
    </style:style>
    <style:style style:name="P4" style:family="paragraph" style:parent-style-name="Standard">
      <style:paragraph-properties fo:line-height="115%" fo:orphans="0" fo:widows="0"/>
      <style:text-properties style:font-name="Arial" fo:font-size="11pt" style:font-name-asian="Arial1" style:font-size-asian="11pt" style:font-name-complex="Arial1" style:font-size-complex="11pt"/>
    </style:style>
    <style:style style:name="P5" style:family="paragraph" style:parent-style-name="Standard">
      <style:paragraph-properties fo:orphans="0" fo:widows="0"/>
    </style:style>
    <style:style style:name="P6" style:family="paragraph" style:parent-style-name="Standard">
      <style:paragraph-properties fo:margin-left="1.27cm" fo:margin-right="0cm" fo:orphans="0" fo:widows="0" fo:text-indent="0cm" style:auto-text-indent="false"/>
    </style:style>
    <style:style style:name="P7" style:family="paragraph" style:parent-style-name="Standard">
      <style:text-properties fo:font-size="16pt" fo:font-weight="bold" style:font-size-asian="16pt" style:font-weight-asian="bold" style:font-size-complex="16pt"/>
    </style:style>
    <style:style style:name="P8" style:family="paragraph" style:parent-style-name="Standard">
      <style:paragraph-properties fo:line-height="115%" fo:orphans="0" fo:widows="0"/>
      <style:text-properties officeooo:paragraph-rsid="0010ffb2"/>
    </style:style>
    <style:style style:name="P9" style:family="paragraph" style:parent-style-name="Standard">
      <style:paragraph-properties fo:line-height="115%" fo:orphans="0" fo:widows="0"/>
      <style:text-properties officeooo:paragraph-rsid="001203bc"/>
    </style:style>
    <style:style style:name="P10" style:family="paragraph" style:parent-style-name="Standard" style:master-page-name="Standard">
      <style:paragraph-properties fo:line-height="115%" fo:orphans="0" fo:widows="0" style:page-number="1"/>
      <style:text-properties style:font-name="Arial" fo:font-size="16pt" fo:font-weight="bold" style:font-name-asian="Arial1" style:font-size-asian="16pt" style:font-weight-asian="bold" style:font-name-complex="Arial1" style:font-size-complex="16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Arial" fo:font-size="16pt" fo:font-weight="bold" style:font-name-asian="Arial1" style:font-size-asian="16pt" style:font-weight-asian="bold" style:font-name-complex="Arial1" style:font-size-complex="16pt"/>
    </style:style>
    <style:style style:name="P12" style:family="paragraph" style:parent-style-name="Standard">
      <style:paragraph-properties fo:line-height="115%" fo:orphans="0" fo:widows="0"/>
      <style:text-properties style:font-name="Arial" fo:font-size="16pt" style:font-name-asian="Arial1" style:font-size-asian="16pt" style:font-name-complex="Arial1" style:font-size-complex="16pt"/>
    </style:style>
    <style:style style:name="P13" style:family="paragraph" style:parent-style-name="Standard">
      <style:paragraph-properties fo:line-height="115%" fo:orphans="0" fo:widows="0"/>
      <style:text-properties style:font-name="Arial" fo:font-size="11pt" style:font-name-asian="Arial1" style:font-size-asian="11pt" style:font-name-complex="Arial1" style:font-size-complex="11pt"/>
    </style:style>
    <style:style style:name="P14" style:family="paragraph" style:parent-style-name="Standard">
      <style:paragraph-properties fo:line-height="115%" fo:orphans="0" fo:widows="0"/>
      <style:text-properties style:font-name="Arial" fo:font-size="11pt" officeooo:paragraph-rsid="0010ffb2" style:font-name-asian="Arial1" style:font-size-asian="11pt" style:font-name-complex="Arial1" style:font-size-complex="11pt"/>
    </style:style>
    <style:style style:name="P15" style:family="paragraph" style:parent-style-name="Standard">
      <style:paragraph-properties fo:line-height="115%" fo:orphans="0" fo:widows="0"/>
      <style:text-properties style:font-name="Arial" fo:font-size="11pt" officeooo:paragraph-rsid="0011ff4a" style:font-name-asian="Arial1" style:font-size-asian="11pt" style:font-name-complex="Arial1" style:font-size-complex="11pt"/>
    </style:style>
    <style:style style:name="P16" style:family="paragraph" style:parent-style-name="Standard">
      <style:paragraph-properties fo:line-height="115%" fo:orphans="0" fo:widows="0"/>
      <style:text-properties style:font-name="Arial" fo:font-size="11pt" officeooo:paragraph-rsid="001203bc" style:font-name-asian="Arial1" style:font-size-asian="11pt" style:font-name-complex="Arial1" style:font-size-complex="11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paragraph-rsid="0003f2a3" style:font-name-asian="Liberation Serif1" style:font-size-asian="12pt" style:font-style-asian="normal" style:font-weight-asian="normal" style:font-name-complex="Liberation Serif1" style:font-size-complex="12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paragraph-rsid="0008d4e4" style:font-name-asian="Liberation Serif1" style:font-size-asian="12pt" style:font-style-asian="normal" style:font-weight-asian="normal" style:font-name-complex="Liberation Serif1" style:font-size-complex="12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fa186" officeooo:paragraph-rsid="000ef082" style:font-name-asian="Liberation Serif1" style:font-size-asian="12pt" style:font-style-asian="normal" style:font-weight-asian="normal" style:font-name-complex="Liberation Serif1" style:font-size-complex="12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fa186" officeooo:paragraph-rsid="000ef082" style:font-name-asian="Liberation Serif1" style:font-size-asian="12pt" style:font-style-asian="normal" style:font-weight-asian="normal" style:font-name-complex="Liberation Serif1" style:font-size-complex="12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3f2a3" officeooo:paragraph-rsid="0003f2a3" style:font-name-asian="Liberation Serif1" style:font-size-asian="12pt" style:font-style-asian="normal" style:font-weight-asian="normal" style:font-name-complex="Liberation Serif1" style:font-size-complex="12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3f2a3" officeooo:paragraph-rsid="0003f2a3" style:font-name-asian="Liberation Serif1" style:font-size-asian="12pt" style:font-style-asian="normal" style:font-weight-asian="normal" style:font-name-complex="Liberation Serif1" style:font-size-complex="12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45ae6" officeooo:paragraph-rsid="00045ae6" style:font-name-asian="Liberation Serif1" style:font-size-asian="12pt" style:font-style-asian="normal" style:font-weight-asian="normal" style:font-name-complex="Liberation Serif1" style:font-size-complex="12p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5b4e5" officeooo:paragraph-rsid="0005b4e5" style:font-name-asian="Liberation Serif1" style:font-size-asian="12pt" style:font-style-asian="normal" style:font-weight-asian="normal" style:font-name-complex="Liberation Serif1" style:font-size-complex="12pt"/>
    </style:style>
    <style:style style:name="P26" style:family="paragraph" style:parent-style-name="Standard" style:list-style-name="L1">
      <style:paragraph-properties fo:margin-top="0cm" fo:margin-bottom="0cm" style:contextual-spacing="false" fo:line-height="100%" fo:text-align="start" style:justify-single-word="false" fo:keep-together="auto" fo:orphans="0" fo:widows="0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5b4e5" officeooo:paragraph-rsid="0005b4e5" style:font-name-asian="Liberation Serif1" style:font-size-asian="12pt" style:font-style-asian="normal" style:font-weight-asian="normal" style:font-name-complex="Liberation Serif1" style:font-size-complex="12pt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5b4e5" officeooo:paragraph-rsid="0008d4e4" style:font-name-asian="Liberation Serif1" style:font-size-asian="12pt" style:font-style-asian="normal" style:font-weight-asian="normal" style:font-name-complex="Liberation Serif1" style:font-size-complex="12pt"/>
    </style:style>
    <style:style style:name="P28" style:family="paragraph" style:parent-style-name="Standard" style:list-style-name="L1">
      <loext:graphic-properties draw:fill="none"/>
      <style:paragraph-properties fo:margin-top="0cm" fo:margin-bottom="0cm" style:contextual-spacing="false" fo:line-height="100%" fo:text-align="start" style:justify-single-word="false" fo:orphans="0" fo:widows="0" fo:background-color="transparent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5b4e5" officeooo:paragraph-rsid="0005b4e5" style:font-name-asian="Liberation Serif1" style:font-size-asian="12pt" style:font-style-asian="normal" style:font-weight-asian="normal" style:font-name-complex="Liberation Serif1" style:font-size-complex="12pt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8d4e4" officeooo:paragraph-rsid="0008d4e4" style:font-name-asian="Liberation Serif1" style:font-size-asian="12pt" style:font-style-asian="normal" style:font-weight-asian="normal" style:font-name-complex="Liberation Serif1" style:font-size-complex="12pt"/>
    </style:style>
    <style:style style:name="P30" style:family="paragraph" style:parent-style-name="Standard" style:list-style-name="L2">
      <style:paragraph-properties fo:margin-top="0cm" fo:margin-bottom="0cm" style:contextual-spacing="false" fo:line-height="100%" fo:text-align="start" style:justify-single-word="false" fo:keep-together="auto" fo:orphans="0" fo:widows="0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8d4e4" officeooo:paragraph-rsid="0008d4e4" style:font-name-asian="Liberation Serif1" style:font-size-asian="12pt" style:font-style-asian="normal" style:font-weight-asian="normal" style:font-name-complex="Liberation Serif1" style:font-size-complex="12pt"/>
    </style:style>
    <style:style style:name="P31" style:family="paragraph" style:parent-style-name="Standard" style:list-style-name="L2">
      <style:paragraph-properties fo:margin-top="0cm" fo:margin-bottom="0cm" style:contextual-spacing="false" fo:line-height="100%" fo:text-align="start" style:justify-single-word="false" fo:orphans="0" fo:widows="0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8d4e4" officeooo:paragraph-rsid="0008d4e4" style:font-name-asian="Liberation Serif1" style:font-size-asian="12pt" style:font-style-asian="normal" style:font-weight-asian="normal" style:font-name-complex="Liberation Serif1" style:font-size-complex="12pt"/>
    </style:style>
    <style:style style:name="P32" style:family="paragraph" style:parent-style-name="Standard" style:list-style-name="WWNum4">
      <style:paragraph-properties fo:margin-left="1.27cm" fo:margin-right="0cm" fo:orphans="0" fo:widows="0" fo:text-indent="-0.635cm" style:auto-text-indent="false"/>
    </style:style>
    <style:style style:name="P33" style:family="paragraph" style:parent-style-name="Standard" style:list-style-name="WWNum1">
      <style:paragraph-properties fo:margin-left="1.27cm" fo:margin-right="0cm" fo:orphans="0" fo:widows="0" fo:text-indent="-0.635cm" style:auto-text-indent="false"/>
    </style:style>
    <style:style style:name="P34" style:family="paragraph" style:parent-style-name="Standard" style:list-style-name="WWNum2">
      <style:paragraph-properties fo:margin-left="1.27cm" fo:margin-right="0cm" fo:orphans="0" fo:widows="0" fo:text-indent="-0.635cm" style:auto-text-indent="false"/>
    </style:style>
    <style:style style:name="P35" style:family="paragraph" style:parent-style-name="Standard" style:list-style-name="WWNum3">
      <style:paragraph-properties fo:margin-left="1.27cm" fo:margin-right="0cm" fo:orphans="0" fo:widows="0" fo:text-indent="-0.635cm" style:auto-text-indent="false"/>
    </style:style>
    <style:style style:name="P36" style:family="paragraph" style:parent-style-name="Standard">
      <style:text-properties fo:font-size="16pt" fo:font-weight="bold" officeooo:paragraph-rsid="0003f2a3" style:font-size-asian="16pt" style:font-weight-asian="bold" style:font-size-complex="16pt"/>
    </style:style>
    <style:style style:name="P37" style:family="paragraph" style:parent-style-name="Standard">
      <style:text-properties fo:font-size="16pt" fo:font-weight="bold" officeooo:rsid="0006fe9d" officeooo:paragraph-rsid="0006fe9d" style:font-size-asian="16pt" style:font-weight-asian="bold" style:font-size-complex="16pt"/>
    </style:style>
    <style:style style:name="P38" style:family="paragraph" style:parent-style-name="Standard">
      <style:text-properties officeooo:paragraph-rsid="0003f2a3"/>
    </style:style>
    <style:style style:name="P39" style:family="paragraph" style:parent-style-name="Standard">
      <style:text-properties fo:font-size="12pt" fo:font-weight="normal" officeooo:rsid="0006fe9d" officeooo:paragraph-rsid="0006fe9d" style:font-size-asian="12pt" style:font-weight-asian="normal" style:font-size-complex="12pt" style:font-weight-complex="normal"/>
    </style:style>
    <style:style style:name="P40" style:family="paragraph" style:parent-style-name="Standard">
      <style:text-properties officeooo:rsid="0006fe9d" officeooo:paragraph-rsid="0006fe9d"/>
    </style:style>
    <style:style style:name="P41" style:family="paragraph" style:parent-style-name="Standard">
      <style:text-properties officeooo:paragraph-rsid="0008d4e4"/>
    </style:style>
    <style:style style:name="P42" style:family="paragraph" style:parent-style-name="Standard">
      <style:text-properties officeooo:rsid="001203bc" officeooo:paragraph-rsid="001203bc"/>
    </style:style>
    <style:style style:name="T1" style:family="text">
      <style:text-properties style:font-name="Arial" fo:font-size="16pt" fo:font-weight="bold" style:font-name-asian="Arial1" style:font-size-asian="16pt" style:font-weight-asian="bold" style:font-name-complex="Arial1" style:font-size-complex="16pt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style:font-name-asian="Arial1" style:font-name-complex="Arial1"/>
    </style:style>
    <style:style style:name="T4" style:family="text">
      <style:text-properties fo:language="sk" fo:country="SK"/>
    </style:style>
    <style:style style:name="T5" style:family="text">
      <style:text-properties fo:language="sk" fo:country="SK" officeooo:rsid="0013712b"/>
    </style:style>
    <style:style style:name="T6" style:family="text">
      <style:text-properties officeooo:rsid="0003f2a3"/>
    </style:style>
    <style:style style:name="T7" style:family="text">
      <style:text-properties officeooo:rsid="000490f7"/>
    </style:style>
    <style:style style:name="T8" style:family="text">
      <style:text-properties officeooo:rsid="0005b4e5"/>
    </style:style>
    <style:style style:name="T9" style:family="text">
      <style:text-properties officeooo:rsid="0008d4e4"/>
    </style:style>
    <style:style style:name="T10" style:family="text">
      <style:text-properties officeooo:rsid="000a3f3e"/>
    </style:style>
    <style:style style:name="T11" style:family="text">
      <style:text-properties officeooo:rsid="000c987e"/>
    </style:style>
    <style:style style:name="T12" style:family="text">
      <style:text-properties officeooo:rsid="000e7aa4"/>
    </style:style>
    <style:style style:name="T13" style:family="text">
      <style:text-properties officeooo:rsid="000e8866"/>
    </style:style>
    <style:style style:name="T14" style:family="text">
      <style:text-properties officeooo:rsid="000f4338"/>
    </style:style>
    <style:style style:name="T15" style:family="text">
      <style:text-properties fo:font-weight="bold" style:font-weight-asian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Group: Juraj Majernik, Artem Zaitsev</text:p>
      <text:p text:style-name="P3"/>
      <text:p text:style-name="P4"/>
      <text:p text:style-name="P4">App Idea: Personal Health and Wellness Tracker</text:p>
      <text:p text:style-name="P4"/>
      <text:p text:style-name="P4">Description:</text:p>
      <text:p text:style-name="P4">A comprehensive health and wellness tracker that allows users to monitor various aspects of their health, set personal fitness goals, track nutrition, manage mental well-being mood tracking, and receive personalized health tips. The app will support CRUD operations for tracking diet, exercise routines, mood.</text:p>
      <text:p text:style-name="P4"/>
      <text:p text:style-name="P4">Functional Screens:</text:p>
      <text:p text:style-name="P4"><text:s text:c="4"/>Splash Screen - A welcoming screen with app branding.</text:p>
      <text:p text:style-name="P4"><text:s text:c="4"/>Dashboard/Home Screen - Overview of daily health and wellness metrics, quick access to track diet, exercise.</text:p>
      <text:p text:style-name="P4"><text:s text:c="4"/>Health &amp; Fitness Tracking Screen - Users can log exercises, set goals, and track progress. Supports CRUD operations for fitness routines.</text:p>
      <text:p text:style-name="P4"><text:s text:c="4"/>Nutrition Tracking Screen - Allows users to log food intake, view nutritional information, and track dietary goals. Supports CRUD operations for dietary logs.</text:p>
      <text:p text:style-name="P4"><text:s text:c="4"/>Settings &amp; Personalization Screen - Manage account settings, app preferences (like dark mode, language), and view health tips </text:p>
      <text:p text:style-name="P4"/>
      <text:p text:style-name="P4">Mandatory Optional Project Components (Choosing at Least 3):</text:p>
      <text:p text:style-name="P4"/>
      <text:p text:style-name="P4"><text:s text:c="4"/>Accessibility Support: Implement content reading for visually impaired users and ensure sufficient contrast </text:p>
      <text:p text:style-name="P4"><text:s text:c="4"/>Location-Based Services: Use GPS for outdoor exercise tracking </text:p>
      <text:p text:style-name="P4"><text:s text:c="4"/>Firebase Services </text:p>
      <text:p text:style-name="P1"><text:span text:style-name="T2"><text:s text:c="4"/>Camera to scan bar-codes</text:span></text:p>
      <text:p text:style-name="P4">Bonus Tasks Potential:</text:p>
      <text:p text:style-name="P4"/>
      <text:p text:style-name="P4"><text:s text:c="4"/>Test Coverage: Implement unit tests for the business logic, UI tests for each screen, and E2E tests for critical user journeys.</text:p>
      <text:p text:style-name="P4"><text:s text:c="4"/>Performance Analytics: Use Android Studio's built-in tools to monitor app performance, including memory usage, energy consumption, and network usage.</text:p>
      <text:p text:style-name="P4"/>
      <text:p text:style-name="P12"><text:span text:style-name="T15">Use-cases</text:span></text:p>
      <text:p text:style-name="P4"/>
      <table:table table:name="Tabuľka4" table:style-name="Tabuľka4">
        <table:table-column table:style-name="Tabuľka4.A" table:number-columns-repeated="2"/>
        <table:table-row>
          <table:table-cell table:style-name="Tabuľka4.A1" office:value-type="string">
            <text:p text:style-name="P14">1. Sign Up / Sign In</text:p>
          </table:table-cell>
          <table:table-cell table:style-name="Tabuľka4.B1" office:value-type="string">
            <text:p text:style-name="P14"><text:s text:c="2"/>1.1 Sign up </text:p>
            <text:p text:style-name="P14"><text:s text:c="4"/>- Username</text:p>
            <text:p text:style-name="P14"><text:s text:c="4"/>- Email</text:p>
            <text:p text:style-name="P14"><text:s text:c="4"/>- Password</text:p>
            <text:p text:style-name="P14"><text:s text:c="4"/>- Password Again</text:p>
          </table:table-cell>
        </table:table-row>
        <table:table-row>
          <table:table-cell table:style-name="Tabuľka4.A2" office:value-type="string">
            <text:p text:style-name="P14">2. Home screen</text:p>
          </table:table-cell>
          <table:table-cell table:style-name="Tabuľka4.B2" office:value-type="string">
            <text:p text:style-name="P14"><text:s/>- Overview of daily calories burnt, calories consumed, time spent moving, bmi, water score.</text:p>
          </table:table-cell>
        </table:table-row>
        <table:table-row>
          <table:table-cell table:style-name="Tabuľka4.A2" office:value-type="string">
            <text:p text:style-name="P14">3.Exercises plan <text:s/></text:p>
          </table:table-cell>
          <table:table-cell table:style-name="Tabuľka4.B2" office:value-type="string">
            <text:p text:style-name="P14"><text:s/>- Log your exercise, can create a training plan </text:p>
            <text:p text:style-name="P14"><text:soft-page-break/><text:s text:c="2"/>3.1 </text:p>
            <text:p text:style-name="P14"><text:s text:c="2"/>- Each <text:span text:style-name="T11">workout</text:span> has its own exercises -&gt; e.g., push ups 20 * 4, etc.</text:p>
            <text:p text:style-name="P14"><text:s text:c="2"/>3.2 </text:p>
            <text:p text:style-name="P8"><text:s text:c="2"/>- Screen to add an exercise, e.g., -&gt; add biceps exercise.</text:p>
          </table:table-cell>
        </table:table-row>
        <table:table-row>
          <table:table-cell table:style-name="Tabuľka4.A2" office:value-type="string">
            <text:p text:style-name="P14">4. <text:span text:style-name="T14">Specific Workout</text:span> </text:p>
          </table:table-cell>
          <table:table-cell table:style-name="Tabuľka4.B2" office:value-type="string">
            <text:p text:style-name="P14">- Start/<text:span text:style-name="T11">Stop</text:span> training.</text:p>
            <text:p text:style-name="P14"><text:s text:c="2"/>- Exercises -&gt; e.g., train, interval from app, another exercise, etc.</text:p>
          </table:table-cell>
        </table:table-row>
        <table:table-row>
          <table:table-cell table:style-name="Tabuľka4.A2" office:value-type="string">
            <text:p text:style-name="P14">5. Nutrition</text:p>
          </table:table-cell>
          <table:table-cell table:style-name="Tabuľka4.B2" office:value-type="string">
            <text:p text:style-name="P14">- Add meal </text:p>
            <text:p text:style-name="P14"><text:s text:c="2"/>- Create meal </text:p>
            <text:p text:style-name="P14"><text:s text:c="2"/>- Delete meal </text:p>
            <text:p text:style-name="P14"><text:s text:c="2"/>- Change meal </text:p>
          </table:table-cell>
        </table:table-row>
        <table:table-row>
          <table:table-cell table:style-name="Tabuľka4.A2" office:value-type="string">
            <text:p text:style-name="P15">6. Settings </text:p>
          </table:table-cell>
          <table:table-cell table:style-name="Tabuľka4.B2" office:value-type="string">
            <text:p text:style-name="P15">- Theme <text:s/></text:p>
            <text:p text:style-name="P15"><text:s text:c="2"/>- Visually impaired </text:p>
            <text:p text:style-name="P15"><text:s text:c="2"/>- Units </text:p>
            <text:p text:style-name="P15"><text:s text:c="2"/>- Language </text:p>
            <text:p text:style-name="P15"><text:s text:c="2"/>- Permissions </text:p>
            <text:p text:style-name="P15"><text:s text:c="2"/>- Version </text:p>
            <text:p text:style-name="P15"><text:s text:c="2"/>- Terms of Service </text:p>
          </table:table-cell>
        </table:table-row>
        <table:table-row>
          <table:table-cell table:style-name="Tabuľka4.A2" office:value-type="string">
            <text:p text:style-name="P16">7. Profile</text:p>
          </table:table-cell>
          <table:table-cell table:style-name="Tabuľka4.B2" office:value-type="string">
            <text:p text:style-name="P16"><text:s text:c="2"/>- Weight </text:p>
            <text:p text:style-name="P16"><text:s text:c="2"/>- Height</text:p>
            <text:p text:style-name="P9"><text:span text:style-name="T2"><text:s text:c="2"/>- Age</text:span></text:p>
            <text:p text:style-name="P16"><text:s text:c="2"/>- <text:span text:style-name="T12">User email</text:span></text:p>
            <text:p text:style-name="P16"><text:s text:c="2"/>- Goal <text:span text:style-name="T12">weight</text:span></text:p>
            <text:p text:style-name="P16"><text:s text:c="2"/>- Change Data <text:s/></text:p>
            <text:p text:style-name="P16">- Delete Profile</text:p>
            <text:p text:style-name="P16">-<text:span text:style-name="T13">Log out</text:span></text:p>
          </table:table-cell>
        </table:table-row>
      </table:table>
      <text:p text:style-name="P4"/>
      <text:p text:style-name="P4"/>
      <text:p text:style-name="P4"/>
      <text:p text:style-name="P2"><text:span text:style-name="T1">Wireframes:<text:line-break/></text:span><text:span text:style-name="T3">https://www.figma.com/file/eqXN4M7Eg7UFDSXImGuVg7/MTAA?type=design&amp;node-id=32%3A1161&amp;mode=design&amp;t=sdVYpTXG4TxOxzP3-1</text:span><text:span text:style-name="T2"><text:line-break/></text:span><text:span text:style-name="T1">UATs:</text:span></text:p>
      <text:p text:style-name="P11">Positive 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Test 1: Vytvorenie nového užívateľa</text:p>
          </table:table-cell>
          <table:table-cell table:style-name="Table1.B1" office:value-type="string">
            <text:p text:style-name="P17"/>
          </table:table-cell>
        </table:table-row>
        <table:table-row table:style-name="Table1.2">
          <table:table-cell table:style-name="Table1.A1" office:value-type="string">
            <text:p text:style-name="P17">Vstupné podmienky</text:p>
          </table:table-cell>
          <table:table-cell table:style-name="Table1.B1" office:value-type="string">
            <text:p text:style-name="P17">Používateľ sa nachádza na obrazovke Sign In</text:p>
          </table:table-cell>
        </table:table-row>
        <table:table-row table:style-name="Table1.1">
          <table:table-cell table:style-name="Table1.A1" office:value-type="string">
            <text:p text:style-name="P17">Výstupné podmienky</text:p>
          </table:table-cell>
          <table:table-cell table:style-name="Table1.B1" office:value-type="string">
            <text:p text:style-name="P17">Do databázy sa uložia jeho prihlasovacie údaje, ktorými sa následne bude môcť prihlasovať</text:p>
          </table:table-cell>
        </table:table-row>
        <text:soft-page-break/>
        <table:table-row table:style-name="Table1.4">
          <table:table-cell table:style-name="Table1.A1" office:value-type="string">
            <text:p text:style-name="P17">Postup:</text:p>
          </table:table-cell>
          <table:table-cell table:style-name="Table1.B1" office:value-type="string">
            <text:p text:style-name="P20">1. používateľ stlačí tlačidlo sign up, ktoré ho presmeruje na obrazovku, kde si vytvorí účet</text:p>
            <text:p text:style-name="P21"/>
            <text:p text:style-name="P21">2.používateľ napíše svoje prihlasovacie údaje (mail a heslo a potvrdenie hesla)</text:p>
            <text:p text:style-name="P21"/>
            <text:p text:style-name="P21">2. Následne stal či tlačidlo Sign up na spodku obrazovky</text:p>
            <text:p text:style-name="P21"/>
            <text:p text:style-name="P21">3. Následne mu bude oznámené, či registrácia bola.</text:p>
            <text:p text:style-name="P21"/>
            <text:p text:style-name="P21">4. Ak registrácia prebehla úspešne aplikácia ho presmeruje na obrázku profile, kde vyplní svoje údaje</text:p>
          </table:table-cell>
        </table:table-row>
        <table:table-row table:style-name="Table1.1">
          <table:table-cell table:style-name="Table1.A1" office:value-type="string">
            <text:p text:style-name="P17"><text:span text:style-name="T4">V</text:span><text:span text:style-name="T5">ý</text:span><text:span text:style-name="T4">sledok</text:span>: PASS/FAIL</text:p>
          </table:table-cell>
          <table:table-cell table:style-name="Table1.B1" office:value-type="string">
            <text:p text:style-name="P17"/>
          </table:table-cell>
        </table:table-row>
      </table:table>
      <text:p text:style-name="Standard">Juraj</text:p>
      <text:p text:style-name="Standard"/>
      <text:p text:style-name="P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Test 2: Pridanie jedla do jedálničku</text:p>
          </table:table-cell>
          <table:table-cell table:style-name="Table2.B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>Vstupné podmienky</text:p>
          </table:table-cell>
          <table:table-cell table:style-name="Table2.B1" office:value-type="string">
            <text:p text:style-name="P5">Používateľ sa nachádza na obrazovke Home</text:p>
          </table:table-cell>
        </table:table-row>
        <table:table-row table:style-name="Table2.1">
          <table:table-cell table:style-name="Table2.A1" office:value-type="string">
            <text:p text:style-name="P5">Výstupné podmienky</text:p>
          </table:table-cell>
          <table:table-cell table:style-name="Table2.B1" office:value-type="string">
            <text:p text:style-name="P5">Inkrementuje sa hodnota to tal, proteín, carbohydrates, fats, mater v závislosti od nutričných hodnôt jedla</text:p>
          </table:table-cell>
        </table:table-row>
        <table:table-row table:style-name="Table2.4">
          <table:table-cell table:style-name="Table2.A1" office:value-type="string">
            <text:p text:style-name="P5">Postup:</text:p>
          </table:table-cell>
          <table:table-cell table:style-name="Table2.B1" office:value-type="string">
            <text:p text:style-name="P5">1. Používateľ na obrazovke Home stlačí tlačidlo na pravom spodnom rohu (mrkva, ) ktoré ho presunie na obrazovku Nutrition</text:p>
            <text:p text:style-name="P5"/>
            <text:p text:style-name="P5">2. Stlači tlačidlo Meals, ktoré ho presunie na obrazovku Meals, kde bude mať zobrazené totálne calorie, ktoré zjedol, Breakfastm lunch, neradi, cesnak.</text:p>
            <text:p text:style-name="P5"/>
            <text:p text:style-name="P5">3. Stlačením jedných tlačidiel používateľa presunie na obrazovku Meal, kde sa opäť nachádza množstvo zjedenych kalórií, zoznam jednotlivých jedál a tlačidla pre odstránenie, úpravu, pridanie jedla a tlačidlo uložiť/</text:p>
            <text:p text:style-name="P5"/>
            <text:p text:style-name="P5">4. Používateľ stlačí tlačidlo, + ktoré ho presunie na obrazovku s možnosťami: oskenovania čiarového kódu, ktorý mu vyplní nutričné hodnoty a názov jedla, vytvorenia svojeho jedla a zoznam jedál, ktoré sú v databáze.</text:p>
            <text:p text:style-name="P5"/>
            <text:p text:style-name="P5">5. Používateľ stačí tlačidlo + veda názvu jedla, ktoré ho presunie na na stránku, kde ma napísané: názov, nutričné hodnoty jedla v závislosti od hmotnosti a tlačidlo uložiť.</text:p>
            <text:p text:style-name="P5"/>
            <text:p text:style-name="P5"><text:soft-page-break/>6. Používateľ zadá požadovanú hmotnot jedla a stlačí tlačidlo save, ktoré ho presunie na stránku Meal.</text:p>
            <text:p text:style-name="P5"/>
            <text:p text:style-name="P5">7. Stlačením tlačidla save na obrazovke s názvom Meal sa dostane na Meals, kde stlači tlačidlo na pravom dolnom rohu.</text:p>
            <text:p text:style-name="P5"/>
            <text:p text:style-name="P5">8. Dostane sa na obrazovku Nutrition, kde budú updatenute nutričné hodnoty.</text:p>
          </table:table-cell>
        </table:table-row>
        <table:table-row table:style-name="Table2.1">
          <table:table-cell table:style-name="Table2.A1" office:value-type="string">
            <text:p text:style-name="P5">Výsledok: PASS/FAIL</text:p>
          </table:table-cell>
          <table:table-cell table:style-name="Table2.B1" office:value-type="string">
            <text:p text:style-name="P5"/>
          </table:table-cell>
        </table:table-row>
      </table:table>
      <text:p text:style-name="P5">Juraj</text:p>
      <text:p text:style-name="Standard"/>
      <text:p text:style-name="Standard"/>
      <text:p text:style-name="Standard"/>
      <text:p text:style-name="Standard"/>
      <text:p text:style-name="P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Test 3: prihlásenie ako registrovaný používateľ</text:p>
          </table:table-cell>
          <table:table-cell table:style-name="Table3.B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5">Vstupne podmienky</text:p>
          </table:table-cell>
          <table:table-cell table:style-name="Table3.B1" office:value-type="string">
            <text:p text:style-name="P5">Pouzivatel sa nachadza na obrazovke prihlasenie, ma pripojenie na internet, ma prihlasovaci udaje registrovaneho pouzivatel’a</text:p>
          </table:table-cell>
        </table:table-row>
        <table:table-row table:style-name="Table3.1">
          <table:table-cell table:style-name="Table3.A1" office:value-type="string">
            <text:p text:style-name="P5">Vystupne podmienky</text:p>
          </table:table-cell>
          <table:table-cell table:style-name="Table3.B1" office:value-type="string">
            <text:p text:style-name="P5">Pouzivatel’ sa prihlasi a uvidi home obrazovku</text:p>
          </table:table-cell>
        </table:table-row>
        <table:table-row table:style-name="Table3.4">
          <table:table-cell table:style-name="Table3.A1" office:value-type="string">
            <text:p text:style-name="P5">Postup:</text:p>
          </table:table-cell>
          <table:table-cell table:style-name="Table3.B1" office:value-type="string">
            <text:p text:style-name="P5">1. pouzivatel napise svoje prihlasovacie udaje (mail a heslo)</text:p>
            <text:p text:style-name="P5"/>
            <text:p text:style-name="P5">2. Nasledne stlaci tlacidlo Sign in na spodku obrazovky</text:p>
            <text:p text:style-name="P5"/>
            <text:p text:style-name="P5">3. Uvidi Obrazovku Home</text:p>
          </table:table-cell>
        </table:table-row>
        <table:table-row table:style-name="Table3.1">
          <table:table-cell table:style-name="Table3.A1" office:value-type="string">
            <text:p text:style-name="P5">Vysledok: PASS/FAIL</text:p>
          </table:table-cell>
          <table:table-cell table:style-name="Table3.B1" office:value-type="string">
            <text:p text:style-name="P5"/>
          </table:table-cell>
        </table:table-row>
      </table:table>
      <text:p text:style-name="Standard">Artem</text:p>
      <text:p text:style-name="Standard"/>
      <text:p text:style-name="P4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">Test 4: Zmena nastaveni</text:p>
          </table:table-cell>
          <table:table-cell table:style-name="Table4.B1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5">Vstupne podmienky</text:p>
          </table:table-cell>
          <table:table-cell table:style-name="Table4.B1" office:value-type="string">
            <text:p text:style-name="P5">Pouzivatel sa nachadza na obrazovke home</text:p>
          </table:table-cell>
        </table:table-row>
        <table:table-row table:style-name="Table4.1">
          <table:table-cell table:style-name="Table4.A1" office:value-type="string">
            <text:p text:style-name="P5">Vystupne podmienky</text:p>
          </table:table-cell>
          <table:table-cell table:style-name="Table4.B1" office:value-type="string">
            <text:p text:style-name="P5">Pouzivatel’ zmeni jazyk a temu applikacie a uvidi zmeny</text:p>
          </table:table-cell>
        </table:table-row>
        <text:soft-page-break/>
        <table:table-row table:style-name="Table4.4">
          <table:table-cell table:style-name="Table4.A1" office:value-type="string">
            <text:p text:style-name="P5">Postup:</text:p>
          </table:table-cell>
          <table:table-cell table:style-name="Table4.B1" office:value-type="string">
            <text:list text:style-name="WWNum4">
              <text:list-item>
                <text:p text:style-name="P32">Pouzivatel stlaci tlacidlo “nastavenia”</text:p>
              </text:list-item>
            </text:list>
            <text:p text:style-name="P6">a dostane sa na obrazovku nastavenia</text:p>
            <text:list text:continue-numbering="true" text:style-name="WWNum4">
              <text:list-item>
                <text:p text:style-name="P32">pouzivatel stlaci language drop down menu a stlaci English</text:p>
              </text:list-item>
            </text:list>
            <text:p text:style-name="P5"/>
            <text:list text:continue-numbering="true" text:style-name="WWNum4">
              <text:list-item>
                <text:p text:style-name="P32"><text:s/>pouzivatel stlaci check-box dark theme.</text:p>
              </text:list-item>
            </text:list>
            <text:p text:style-name="P5"/>
            <text:list text:continue-numbering="true" text:style-name="WWNum4">
              <text:list-item>
                <text:p text:style-name="P32"><text:s/>Pouzivatel stlaci tlacidlo “ulozit”</text:p>
              </text:list-item>
            </text:list>
            <text:p text:style-name="P5"/>
            <text:list text:continue-numbering="true" text:style-name="WWNum4">
              <text:list-item>
                <text:p text:style-name="P32"><text:s/>Jazyk sa zmenil na anglicky a tema na tmavu.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5">Vysledok: PASS/FAIL</text:p>
          </table:table-cell>
          <table:table-cell table:style-name="Table4.B1" office:value-type="string">
            <text:p text:style-name="P5"/>
          </table:table-cell>
        </table:table-row>
      </table:table>
      <text:p text:style-name="Standard">Artem</text:p>
      <text:p text:style-name="P4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">Test 5: Aktualizácia profilu</text:p>
          </table:table-cell>
          <table:table-cell table:style-name="Table5.B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5">Vstupne podmienky</text:p>
          </table:table-cell>
          <table:table-cell table:style-name="Table5.B1" office:value-type="string">
            <text:p text:style-name="P5">Pouzivatel sa nachadza na obrazovke home</text:p>
          </table:table-cell>
        </table:table-row>
        <table:table-row table:style-name="Table5.1">
          <table:table-cell table:style-name="Table5.A1" office:value-type="string">
            <text:p text:style-name="P5">Vystupne podmienky</text:p>
          </table:table-cell>
          <table:table-cell table:style-name="Table5.B1" office:value-type="string">
            <text:p text:style-name="P5">Pouzivatel’ zmeni svoju vahu a cielovu vahu v profilu</text:p>
          </table:table-cell>
        </table:table-row>
        <table:table-row table:style-name="Table5.4">
          <table:table-cell table:style-name="Table5.A1" office:value-type="string">
            <text:p text:style-name="P5">Postup:</text:p>
          </table:table-cell>
          <table:table-cell table:style-name="Table5.B1" office:value-type="string">
            <text:list text:style-name="WWNum1">
              <text:list-item>
                <text:p text:style-name="P33">Pouzivatel stlaci tlacidlo “profil”</text:p>
              </text:list-item>
            </text:list>
            <text:p text:style-name="P6">a dostane sa na obrazovku profilu</text:p>
            <text:list text:continue-numbering="true" text:style-name="WWNum1">
              <text:list-item>
                <text:p text:style-name="P33">pouzivatel stlaci vaha vstupne pole a otvori sa mu cislova klávesnica.</text:p>
              </text:list-item>
            </text:list>
            <text:p text:style-name="P5"/>
            <text:list text:continue-numbering="true" text:style-name="WWNum1">
              <text:list-item>
                <text:p text:style-name="P33"><text:s/>pouzivatel vlozi novu vahu</text:p>
              </text:list-item>
            </text:list>
            <text:p text:style-name="P5"/>
            <text:list text:continue-numbering="true" text:style-name="WWNum1">
              <text:list-item>
                <text:p text:style-name="P33">pouzivatel stlaci cielova vaha vstupne pole a otvori sa mu cislova klávesnica.</text:p>
              </text:list-item>
            </text:list>
            <text:p text:style-name="P5"/>
            <text:list text:continue-numbering="true" text:style-name="WWNum1">
              <text:list-item>
                <text:p text:style-name="P33"><text:s/>pouzivatel vlozi novu cielovu vahu</text:p>
              </text:list-item>
              <text:list-item>
                <text:p text:style-name="P33">pouzivatel stlaci tlacidlo ulozit’ a dostane sa na home obrazovku.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5">Vysledok: PASS/FAIL</text:p>
          </table:table-cell>
          <table:table-cell table:style-name="Table5.B1" office:value-type="string">
            <text:p text:style-name="P5"/>
          </table:table-cell>
        </table:table-row>
      </table:table>
      <text:p text:style-name="Standard"/>
      <text:p text:style-name="Standard">Artem</text:p>
      <text:p text:style-name="Standard"/>
      <text:p text:style-name="P38"/>
      <table:table table:name="Tabuľka1" table:style-name="Tabuľka1">
        <table:table-column table:style-name="Tabuľka1.A"/>
        <table:table-column table:style-name="Tabuľka1.B"/>
        <table:table-row table:style-name="Tabuľka1.1">
          <table:table-cell table:style-name="Tabuľka1.A1" office:value-type="string">
            <text:p text:style-name="P18">Test <text:span text:style-name="T6">6</text:span>: <text:span text:style-name="T6">Premenovanie nazvu workoutu</text:span></text:p>
          </table:table-cell>
          <table:table-cell table:style-name="Tabuľka1.B1" office:value-type="string">
            <text:p text:style-name="P18"/>
          </table:table-cell>
        </table:table-row>
        <table:table-row table:style-name="Tabuľka1.2">
          <table:table-cell table:style-name="Tabuľka1.A1" office:value-type="string">
            <text:p text:style-name="P18">Vstupné podmienky</text:p>
          </table:table-cell>
          <table:table-cell table:style-name="Tabuľka1.B1" office:value-type="string">
            <text:p text:style-name="P22">Pouzivatel sa nachadza na obrazovke Workouts, kde sa uz nachadza aspon jeden workout</text:p>
          </table:table-cell>
        </table:table-row>
        <table:table-row table:style-name="Tabuľka1.1">
          <table:table-cell table:style-name="Tabuľka1.A1" office:value-type="string">
            <text:p text:style-name="P18">Výstupné podmienky</text:p>
          </table:table-cell>
          <table:table-cell table:style-name="Tabuľka1.B1" office:value-type="string">
            <text:p text:style-name="P22">Zmena nazvu spravneho workoutu aj v databaze</text:p>
          </table:table-cell>
        </table:table-row>
        <text:soft-page-break/>
        <table:table-row table:style-name="Tabuľka1.4">
          <table:table-cell table:style-name="Tabuľka1.A1" office:value-type="string">
            <text:p text:style-name="P18">Postup:</text:p>
          </table:table-cell>
          <table:table-cell table:style-name="Tabuľka1.B1" office:value-type="string">
            <text:p text:style-name="P22">1. pouzivatel stalci tlacidlo s oznacenim E ktore sa nachadza na lavo od zaznamu</text:p>
            <text:p text:style-name="P23"/>
            <text:p text:style-name="P23">2.Rozbali sa stranka s nazvom <text:span text:style-name="T7">R</text:span>ename workout kde je pole <text:span text:style-name="T7">New name,</text:span> do ktoreho pouzivatel zapise novy nazov.</text:p>
            <text:p text:style-name="P23"/>
            <text:p text:style-name="P24">3.Na ulozenie stlaci tlacidlo <text:span text:style-name="T7">S</text:span>ave ktore ho vrati na predoslu stranku, kde bude <text:span text:style-name="T7">viditelna zmena nazvu</text:span></text:p>
          </table:table-cell>
        </table:table-row>
        <table:table-row table:style-name="Tabuľka1.1">
          <table:table-cell table:style-name="Tabuľka1.A1" office:value-type="string">
            <text:p text:style-name="P18"><text:span text:style-name="T4">V</text:span><text:span text:style-name="T5">ý</text:span><text:span text:style-name="T4">sledok</text:span>: PASS/FAIL</text:p>
          </table:table-cell>
          <table:table-cell table:style-name="Tabuľka1.B1" office:value-type="string">
            <text:p text:style-name="P18"/>
          </table:table-cell>
        </table:table-row>
      </table:table>
      <text:p text:style-name="P40">Juraj</text:p>
      <text:p text:style-name="P38"/>
      <table:table table:name="Tabuľka2" table:style-name="Tabuľka2">
        <table:table-column table:style-name="Tabuľka2.A"/>
        <table:table-column table:style-name="Tabuľka2.B"/>
        <table:table-row table:style-name="Tabuľka2.1">
          <table:table-cell table:style-name="Tabuľka2.A1" office:value-type="string">
            <text:p text:style-name="P18">Test <text:span text:style-name="T6">7</text:span>: <text:span text:style-name="T8">Pridanie existujuceho cviku do workoutu</text:span></text:p>
          </table:table-cell>
          <table:table-cell table:style-name="Tabuľka2.B1" office:value-type="string">
            <text:p text:style-name="P18"/>
          </table:table-cell>
        </table:table-row>
        <table:table-row table:style-name="Tabuľka2.2">
          <table:table-cell table:style-name="Tabuľka2.A1" office:value-type="string">
            <text:p text:style-name="P18">Vstupné podmienky</text:p>
          </table:table-cell>
          <table:table-cell table:style-name="Tabuľka2.B1" office:value-type="string">
            <text:p text:style-name="P25">Pouzivatel sa nachadza na obrazovke Workouts</text:p>
          </table:table-cell>
        </table:table-row>
        <table:table-row table:style-name="Tabuľka2.1">
          <table:table-cell table:style-name="Tabuľka2.A1" office:value-type="string">
            <text:p text:style-name="P18">Výstupné podmienky</text:p>
          </table:table-cell>
          <table:table-cell table:style-name="Tabuľka2.B1" office:value-type="string">
            <text:p text:style-name="P25">Pridanie noveho cviku do Workoutu</text:p>
          </table:table-cell>
        </table:table-row>
        <table:table-row table:style-name="Tabuľka2.4">
          <table:table-cell table:style-name="Tabuľka2.A1" office:value-type="string">
            <text:p text:style-name="P18">Postup:</text:p>
          </table:table-cell>
          <table:table-cell table:style-name="Tabuľka2.B1" office:value-type="string">
            <text:list text:style-name="L1">
              <text:list-item>
                <text:p text:style-name="P26">Pouzivatel klikne na nazov Workoutu ktore ho presunie na jeho stranku kde sa nachazdaju jednotlive cviky tlacidla: Start, Add, Spat, Edit, -.</text:p>
                <text:p text:style-name="P28"/>
              </text:list-item>
              <text:list-item>
                <text:p text:style-name="P28">Pouzivatel klikne na tlacidlo Add, ktore ho presunie na stranku s vyhladavanim cvikov, vytvorenie vlastneho cviku alebo pridanie uz existujucich cvikov.</text:p>
                <text:p text:style-name="P28"/>
              </text:list-item>
              <text:list-item>
                <text:p text:style-name="P28">Nasledne pouzivatel klikne na tlacidlo + ktore je vedla nazvu cviku.</text:p>
                <text:p text:style-name="P28"/>
              </text:list-item>
              <text:list-item>
                <text:p text:style-name="P28">Pouzivatel bude presunuty na stranku jednotliveho cviku, kde si nastavy trvanie serie, pocet serii, vahu zavazia a pocet opakovani.</text:p>
                <text:p text:style-name="P28"/>
              </text:list-item>
              <text:list-item>
                <text:p text:style-name="P28">Aby sa cvicenie ulozilo pouzivatel musi stlacit tlacidlo save, ktoreho aj vrati na stranku vyhladavania.</text:p>
                <text:p text:style-name="P28"/>
              </text:list-item>
              <text:list-item>
                <text:p text:style-name="P28">Nasledne treba stlacit tlacidlo naspat na spodku obrazovky aby sme sa dostali na <text:soft-page-break/>Workout kde uz bude aj pridany cvik.</text:p>
              </text:list-item>
            </text:list>
          </table:table-cell>
        </table:table-row>
        <table:table-row table:style-name="Tabuľka2.1">
          <table:table-cell table:style-name="Tabuľka2.A1" office:value-type="string">
            <text:p text:style-name="P18"><text:span text:style-name="T4">V</text:span><text:span text:style-name="T5">ý</text:span><text:span text:style-name="T4">sledok</text:span>: PASS/FAIL</text:p>
          </table:table-cell>
          <table:table-cell table:style-name="Tabuľka2.B1" office:value-type="string">
            <text:p text:style-name="P18"/>
          </table:table-cell>
        </table:table-row>
      </table:table>
      <text:p text:style-name="P39">Juraj</text:p>
      <text:p text:style-name="P37"/>
      <text:p text:style-name="P36">Negative</text:p>
      <text:p text:style-name="P7"/>
      <text:p text:style-name="P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">Test 8: Prihlasenie s nespravnymi udajmi</text:p>
          </table:table-cell>
          <table:table-cell table:style-name="Table6.B1" office:value-type="string">
            <text:p text:style-name="P5"/>
          </table:table-cell>
        </table:table-row>
        <table:table-row table:style-name="Table6.2">
          <table:table-cell table:style-name="Table6.A1" office:value-type="string">
            <text:p text:style-name="P5">Vstupne podmienky</text:p>
          </table:table-cell>
          <table:table-cell table:style-name="Table6.B1" office:value-type="string">
            <text:p text:style-name="P5">Pouzivatel sa nachadza na obrazovke prihlasenie, ma pripojenie na internet.</text:p>
          </table:table-cell>
        </table:table-row>
        <table:table-row table:style-name="Table6.3">
          <table:table-cell table:style-name="Table6.A1" office:value-type="string">
            <text:p text:style-name="P5">Vystupne podmienky</text:p>
          </table:table-cell>
          <table:table-cell table:style-name="Table6.B1" office:value-type="string">
            <text:p text:style-name="P5">Pouzivatel’ dostane spravu: “Chybne udaje”</text:p>
          </table:table-cell>
        </table:table-row>
        <table:table-row table:style-name="Table6.4">
          <table:table-cell table:style-name="Table6.A1" office:value-type="string">
            <text:p text:style-name="P5">Postup:</text:p>
          </table:table-cell>
          <table:table-cell table:style-name="Table6.B1" office:value-type="string">
            <text:list text:style-name="WWNum2">
              <text:list-item>
                <text:p text:style-name="P34">Pouzivatel napise “1111111” do emailu</text:p>
              </text:list-item>
              <text:list-item>
                <text:p text:style-name="P34">Pouzivatel napise “23123131” do hesla.</text:p>
              </text:list-item>
              <text:list-item>
                <text:p text:style-name="P34">pouzivatel’ stlaci tlacidlo prihlasit sa</text:p>
              </text:list-item>
              <text:list-item>
                <text:p text:style-name="P34">pouzivatel’ uvidi spravu: “Chybne udaje”</text:p>
              </text:list-item>
            </text:list>
          </table:table-cell>
        </table:table-row>
        <table:table-row table:style-name="Table6.5">
          <table:table-cell table:style-name="Table6.A1" office:value-type="string">
            <text:p text:style-name="P5">Vysledok: PASS/FAIL</text:p>
          </table:table-cell>
          <table:table-cell table:style-name="Table6.B1" office:value-type="string">
            <text:p text:style-name="P5"/>
          </table:table-cell>
        </table:table-row>
      </table:table>
      <text:p text:style-name="P7"/>
      <text:p text:style-name="P4"/>
      <text:p text:style-name="P4"/>
      <text:p text:style-name="P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">Test 9: vymazať profil bez riadneho potvrdenia.</text:p>
          </table:table-cell>
          <table:table-cell table:style-name="Table7.B1" office:value-type="string">
            <text:p text:style-name="P5"/>
          </table:table-cell>
        </table:table-row>
        <table:table-row table:style-name="Table7.2">
          <table:table-cell table:style-name="Table7.A1" office:value-type="string">
            <text:p text:style-name="P5">Vstupne podmienky</text:p>
          </table:table-cell>
          <table:table-cell table:style-name="Table7.B1" office:value-type="string">
            <text:p text:style-name="P5">Pouzivatel je prihlaseny ako test pouzivatel’ a jsa nachadza na obrazovke profil, ma pripojenie na internet.</text:p>
          </table:table-cell>
        </table:table-row>
        <table:table-row table:style-name="Table7.3">
          <table:table-cell table:style-name="Table7.A1" office:value-type="string">
            <text:p text:style-name="P5">Vystupne podmienky</text:p>
          </table:table-cell>
          <table:table-cell table:style-name="Table7.B1" office:value-type="string">
            <text:p text:style-name="P5">Pouzivatel’ dostane spravu: “Chybne heslo”</text:p>
          </table:table-cell>
        </table:table-row>
        <table:table-row table:style-name="Table7.4">
          <table:table-cell table:style-name="Table7.A1" office:value-type="string">
            <text:p text:style-name="P5">Postup:</text:p>
          </table:table-cell>
          <table:table-cell table:style-name="Table7.B1" office:value-type="string">
            <text:list text:style-name="WWNum3">
              <text:list-item>
                <text:p text:style-name="P35">Pouzivatel stlaci tlacidlo “Vymazat’ profi’” a dostane sa na obrazovku s potvrdeniem.</text:p>
              </text:list-item>
              <text:list-item>
                <text:p text:style-name="P35">Pouzivatel napise “23123131” do hesla .</text:p>
              </text:list-item>
              <text:list-item>
                <text:p text:style-name="P35">pouzivatel’ stlaci tlacidlo “vymazat’”</text:p>
              </text:list-item>
              <text:list-item>
                <text:p text:style-name="P35">pouzivatel’ uvidi spravu: “Chybne heslo”</text:p>
              </text:list-item>
            </text:list>
          </table:table-cell>
        </table:table-row>
        <table:table-row table:style-name="Table7.5">
          <table:table-cell table:style-name="Table7.A1" office:value-type="string">
            <text:p text:style-name="P5">Vysledok: PASS/FAIL</text:p>
          </table:table-cell>
          <table:table-cell table:style-name="Table7.B1" office:value-type="string">
            <text:p text:style-name="P5"/>
          </table:table-cell>
        </table:table-row>
      </table:table>
      <text:p text:style-name="Standard"/>
      <text:p text:style-name="Standard"/>
      <text:p text:style-name="P41"/>
      <table:table table:name="Tabuľka3" table:style-name="Tabuľka3">
        <table:table-column table:style-name="Tabuľka3.A"/>
        <table:table-column table:style-name="Tabuľka3.B"/>
        <table:table-row table:style-name="Tabuľka3.1">
          <table:table-cell table:style-name="Tabuľka3.A1" office:value-type="string">
            <text:p text:style-name="P19">Test <text:span text:style-name="T9">10</text:span>: <text:span text:style-name="T9">Zaregistrovanie uz existujuceho </text:span><text:soft-page-break/><text:span text:style-name="T9">profilu</text:span></text:p>
          </table:table-cell>
          <table:table-cell table:style-name="Tabuľka3.B1" office:value-type="string">
            <text:p text:style-name="P19"/>
          </table:table-cell>
        </table:table-row>
        <table:table-row table:style-name="Tabuľka3.2">
          <table:table-cell table:style-name="Tabuľka3.A1" office:value-type="string">
            <text:p text:style-name="P19">Vstupné podmienky</text:p>
          </table:table-cell>
          <table:table-cell table:style-name="Tabuľka3.B1" office:value-type="string">
            <text:p text:style-name="P27">Pouzivatel sa nachadza na obrazovke <text:span text:style-name="T9">Sign Up, V database sa nachadza aspon jeden profil</text:span></text:p>
          </table:table-cell>
        </table:table-row>
        <table:table-row table:style-name="Tabuľka3.1">
          <table:table-cell table:style-name="Tabuľka3.A1" office:value-type="string">
            <text:p text:style-name="P19">Výstupné podmienky</text:p>
          </table:table-cell>
          <table:table-cell table:style-name="Tabuľka3.B1" office:value-type="string">
            <text:p text:style-name="P29">Oznamenie ze pouzivatel uz existuje </text:p>
          </table:table-cell>
        </table:table-row>
        <table:table-row table:style-name="Tabuľka3.4">
          <table:table-cell table:style-name="Tabuľka3.A1" office:value-type="string">
            <text:p text:style-name="P19">Postup:</text:p>
          </table:table-cell>
          <table:table-cell table:style-name="Tabuľka3.B1" office:value-type="string">
            <text:list text:style-name="L2">
              <text:list-item>
                <text:p text:style-name="P30">Pouzivatel napise uz pouzivany email do pola Email, heslo do Password, heslo zopakuje v poli Confirm password.</text:p>
                <text:p text:style-name="P31"/>
              </text:list-item>
              <text:list-item>
                <text:p text:style-name="P31">Pouzivatel stlaci tlacidlo Sign Up, ale dostane spravu ze ucet uz existuje <text:span text:style-name="T10">a nebude pusteni dalej dokym nezada iny email.</text:span></text:p>
              </text:list-item>
            </text:list>
          </table:table-cell>
        </table:table-row>
        <table:table-row table:style-name="Tabuľka3.1">
          <table:table-cell table:style-name="Tabuľka3.A1" office:value-type="string">
            <text:p text:style-name="P19"><text:span text:style-name="T4">V</text:span><text:span text:style-name="T5">ý</text:span><text:span text:style-name="T4">sledok</text:span>: PASS/FAIL</text:p>
          </table:table-cell>
          <table:table-cell table:style-name="Tabuľka3.B1" office:value-type="string">
            <text:p text:style-name="P19"/>
          </table:table-cell>
        </table:table-row>
      </table:table>
      <text:p text:style-name="P42">Juraj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date>2024-03-03T17:07:32.510000000</dc:date>
    <meta:editing-duration>PT1H15M47S</meta:editing-duration>
    <meta:editing-cycles>15</meta:editing-cycles>
    <meta:document-statistic meta:table-count="11" meta:image-count="0" meta:object-count="0" meta:page-count="8" meta:paragraph-count="187" meta:word-count="1304" meta:character-count="8789" meta:non-whitespace-character-count="7561"/>
  </office:meta>
</office:document-meta>
</file>